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number-columns-repeated="3"/>
          <table:table-cell>
            <draw:frame table:end-cell-address="Hoja1.K16" table:end-x="1.943cm" table:end-y="0.449cm" draw:z-index="1" draw:name="Gráfico 3" draw:style-name="gr1" draw:text-style-name="P1" svg:width="16.672cm" svg:height="7.883cm" svg:x="0.026cm" svg:y="0.503cm">
              <draw:object draw:notify-on-update-of-ranges="Hoja1.A2:Hoja1.A5 Hoja1.B2:Hoja1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u; io</text:p>
          </table:table-cell>
          <table:table-cell office:value-type="float" office:value="2.62" calcext:value-type="float">
            <text:p>2,62</text:p>
          </table:table-cell>
          <table:table-cell table:number-columns-repeated="8"/>
          <table:table-cell>
            <draw:frame table:end-cell-address="Hoja1.S16" table:end-x="1.666cm" table:end-y="0.475cm" draw:z-index="0" draw:name="Gráfico 2" draw:style-name="gr1" draw:text-style-name="P1" svg:width="16.476cm" svg:height="7.883cm" svg:x="2.052cm" svg:y="0cm">
              <draw:object draw:notify-on-update-of-ranges="Hoja1.A7:Hoja1.A10 Hoja1.B7:Hoja1.B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pu 2, io</text:p>
          </table:table-cell>
          <table:table-cell office:value-type="float" office:value="2.82" calcext:value-type="float">
            <text:p>2,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, io 2</text:p>
          </table:table-cell>
          <table:table-cell office:value-type="float" office:value="3.25" calcext:value-type="float">
            <text:p>3,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 2, io 2</text:p>
          </table:table-cell>
          <table:table-cell office:value-type="float" office:value="0.92" calcext:value-type="float">
            <text:p>0,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pu; io</text:p>
          </table:table-cell>
          <table:table-cell office:value-type="float" office:value="0.016" calcext:value-type="float">
            <text:p>0,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 2, io</text:p>
          </table:table-cell>
          <table:table-cell office:value-type="float" office:value="0.018" calcext:value-type="float">
            <text:p>0,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, io 2</text:p>
          </table:table-cell>
          <table:table-cell office:value-type="float" office:value="0.028" calcext:value-type="float">
            <text:p>0,0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 2, io 2</text:p>
          </table:table-cell>
          <table:table-cell office:value-type="float" office:value="0.038" calcext:value-type="float">
            <text:p>0,038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pu; io</text:p>
          </table:table-cell>
          <table:table-cell office:value-type="float" office:value="0.11" calcext:value-type="float">
            <text:p>0,11</text:p>
          </table:table-cell>
          <table:table-cell/>
          <table:table-cell>
            <draw:frame table:end-cell-address="Hoja1.K34" table:end-x="1.915cm" table:end-y="0.094cm" draw:z-index="2" draw:name="Gráfico 1" draw:style-name="gr1" draw:text-style-name="P1" svg:width="16.67cm" svg:height="7.884cm" svg:x="0cm" svg:y="0.042cm">
              <draw:object draw:notify-on-update-of-ranges="Hoja1.A18:Hoja1.A21 Hoja1.B18:Hoja1.B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Hoja1.S34" table:end-x="1.666cm" table:end-y="0.094cm" draw:z-index="3" draw:name="Gráfico 4" draw:style-name="gr1" draw:text-style-name="P1" svg:width="16.365cm" svg:height="7.858cm" svg:x="0.056cm" svg:y="0.068cm">
              <draw:object draw:notify-on-update-of-ranges="Hoja1.A23:Hoja1.A26 Hoja1.B23:Hoja1.B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pu 2, io</text:p>
          </table:table-cell>
          <table:table-cell office:value-type="float" office:value="0.05" calcext:value-type="float">
            <text:p>0,0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pu, io 2</text:p>
          </table:table-cell>
          <table:table-cell office:value-type="float" office:value="0.95" calcext:value-type="float">
            <text:p>0,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pu 2, io 2</text:p>
          </table:table-cell>
          <table:table-cell office:value-type="float" office:value="2.41" calcext:value-type="float">
            <text:p>2,4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pu; io</text:p>
          </table:table-cell>
          <table:table-cell office:value-type="float" office:value="0.019" calcext:value-type="float">
            <text:p>0,0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pu 2, io</text:p>
          </table:table-cell>
          <table:table-cell office:value-type="float" office:value="0.026" calcext:value-type="float">
            <text:p>0,0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pu, io 2</text:p>
          </table:table-cell>
          <table:table-cell office:value-type="float" office:value="0.033" calcext:value-type="float">
            <text:p>0,0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pu 2, io 2</text:p>
          </table:table-cell>
          <table:table-cell office:value-type="float" office:value="0.044" calcext:value-type="float">
            <text:p>0,044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7">
      <number:currency-symbol/>
      <number:text> -</number:text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09">
      <number:currency-symbol/>
      <number:text> -</number:text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21:18:48</meta:creation-date>
    <dc:date>2020-11-06T18:19:10.967715275</dc:date>
    <meta:generator>LibreOffice/6.4.6.2$Linux_X86_64 LibreOffice_project/40$Build-2</meta:generator>
    <meta:editing-duration>PT3M33S</meta:editing-duration>
    <meta:editing-cycles>1</meta:editing-cycles>
    <meta:document-statistic meta:table-count="1" meta:cell-count="32" meta:object-count="4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477cm" svg:height="7.884cm" xlink:href=".." xlink:type="simple" chart:class="chart:bar" chart:style-name="ch1">
        <chart:title svg:x="3.783cm" svg:y="0.292cm" chart:style-name="ch2">
          <text:p>Quantum 1 millon, 2500 TICKS, RR</text:p>
        </chart:title>
        <chart:plot-area chart:style-name="ch3" table:cell-range-address="Hoja1.A7:Hoja1.B10" chart:data-source-has-labels="column" svg:x="1.389cm" svg:y="1.328cm" svg:width="14.759cm" svg:height="6.399cm">
          <chartooo:coordinate-region svg:x="2.443cm" svg:y="1.514cm" svg:width="13.705cm" svg:height="5.743cm"/>
          <chart:axis chart:dimension="x" chart:name="primary-x" chart:style-name="ch4" chartooo:axis-type="auto">
            <chartooo:date-scale/>
            <chart:categories table:cell-range-address="Hoja1.A7:Hoja1.A10"/>
          </chart:axis>
          <chart:axis chart:dimension="y" chart:name="primary-y" chart:style-name="ch5">
            <chart:title svg:x="0.451cm" svg:y="7.131cm" chart:style-name="ch6">
              <text:p>Coeficiente KFLOPT / IOP250T</text:p>
            </chart:title>
            <chart:grid chart:style-name="ch7" chart:class="major"/>
          </chart:axis>
          <chart:series chart:style-name="ch8" chart:values-cell-range-address="Hoja1.B7:Hoja1.B1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cpu; io</text:p>
                <draw:g>
                  <svg:desc>Hoja1.A7:Hoja1.A10</svg:desc>
                </draw:g>
              </table:table-cell>
              <table:table-cell office:value-type="float" office:value="0.016">
                <text:p>0.016</text:p>
                <draw:g>
                  <svg:desc>Hoja1.B7:Hoja1.B10</svg:desc>
                </draw:g>
              </table:table-cell>
            </table:table-row>
            <table:table-row>
              <table:table-cell office:value-type="string">
                <text:p>cpu 2, io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cpu, io 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cpu 2, io 2</text:p>
              </table:table-cell>
              <table:table-cell office:value-type="float" office:value="0.038">
                <text:p>0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673cm" svg:height="7.884cm" xlink:href=".." xlink:type="simple" chart:class="chart:bar" chart:style-name="ch1">
        <chart:title svg:x="3.59cm" svg:y="0.292cm" chart:style-name="ch2">
          <text:p>Quantum 10 millones, 250 TICKS, RR</text:p>
        </chart:title>
        <chart:plot-area chart:style-name="ch3" table:cell-range-address="Hoja1.A2:Hoja1.B5" chart:data-source-has-labels="column" svg:x="1.393cm" svg:y="1.328cm" svg:width="14.947cm" svg:height="6.399cm">
          <chartooo:coordinate-region svg:x="2.023cm" svg:y="1.514cm" svg:width="14.317cm" svg:height="5.743cm"/>
          <chart:axis chart:dimension="x" chart:name="primary-x" chart:style-name="ch4" chartooo:axis-type="auto">
            <chartooo:date-scale/>
            <chart:categories table:cell-range-address="Hoja1.A2:Hoja1.A5"/>
          </chart:axis>
          <chart:axis chart:dimension="y" chart:name="primary-y" chart:style-name="ch5">
            <chart:title svg:x="0.451cm" svg:y="7.131cm" chart:style-name="ch6">
              <text:p>Coeficiente KFLOPT / IOP250T</text:p>
            </chart:title>
            <chart:grid chart:style-name="ch7" chart:class="major"/>
          </chart:axis>
          <chart:series chart:style-name="ch8" chart:values-cell-range-address="Hoja1.B2:Hoja1.B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cpu; io</text:p>
                <draw:g>
                  <svg:desc>Hoja1.A2:Hoja1.A5</svg:desc>
                </draw:g>
              </table:table-cell>
              <table:table-cell office:value-type="float" office:value="2.62">
                <text:p>2.62</text:p>
                <draw:g>
                  <svg:desc>Hoja1.B2:Hoja1.B5</svg:desc>
                </draw:g>
              </table:table-cell>
            </table:table-row>
            <table:table-row>
              <table:table-cell office:value-type="string">
                <text:p>cpu 2, io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cpu, io 2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cpu 2, io 2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671cm" svg:height="7.885cm" xlink:href=".." xlink:type="simple" chart:class="chart:bar" chart:style-name="ch1">
        <chart:title svg:x="3.232cm" svg:y="0.292cm" chart:style-name="ch2">
          <text:p>Quantum 10 millones, 250 TICKS, MLFQ</text:p>
        </chart:title>
        <chart:plot-area chart:style-name="ch3" table:cell-range-address="Hoja1.A18:Hoja1.B21" chart:data-source-has-labels="column" svg:x="1.393cm" svg:y="1.328cm" svg:width="14.945cm" svg:height="6.4cm">
          <chartooo:coordinate-region svg:x="2.023cm" svg:y="1.514cm" svg:width="14.315cm" svg:height="5.744cm"/>
          <chart:axis chart:dimension="x" chart:name="primary-x" chart:style-name="ch4" chartooo:axis-type="auto">
            <chartooo:date-scale/>
            <chart:categories table:cell-range-address="Hoja1.A18:Hoja1.A21"/>
          </chart:axis>
          <chart:axis chart:dimension="y" chart:name="primary-y" chart:style-name="ch5">
            <chart:title svg:x="0.451cm" svg:y="7.132cm" chart:style-name="ch6">
              <text:p>Coeficiente KFLOPT / IOP250T</text:p>
            </chart:title>
            <chart:grid chart:style-name="ch7" chart:class="major"/>
          </chart:axis>
          <chart:series chart:style-name="ch8" chart:values-cell-range-address="Hoja1.B18:Hoja1.B2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cpu; io</text:p>
                <draw:g>
                  <svg:desc>Hoja1.A18:Hoja1.A21</svg:desc>
                </draw:g>
              </table:table-cell>
              <table:table-cell office:value-type="float" office:value="0.11">
                <text:p>0.11</text:p>
                <draw:g>
                  <svg:desc>Hoja1.B18:Hoja1.B21</svg:desc>
                </draw:g>
              </table:table-cell>
            </table:table-row>
            <table:table-row>
              <table:table-cell office:value-type="string">
                <text:p>cpu 2, io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cpu, io 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cpu 2, io 2</text:p>
              </table:table-cell>
              <table:table-cell office:value-type="float" office:value="2.41">
                <text:p>2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366cm" svg:height="7.859cm" xlink:href=".." xlink:type="simple" chart:class="chart:bar" chart:style-name="ch1">
        <chart:title svg:x="3.371cm" svg:y="0.292cm" chart:style-name="ch2">
          <text:p>Quantum 1 millon, 2500 TICKS, MLFQ</text:p>
        </chart:title>
        <chart:plot-area chart:style-name="ch3" table:cell-range-address="Hoja1.A23:Hoja1.B26" chart:data-source-has-labels="column" svg:x="1.387cm" svg:y="1.328cm" svg:width="14.652cm" svg:height="6.374cm">
          <chartooo:coordinate-region svg:x="2.441cm" svg:y="1.515cm" svg:width="13.598cm" svg:height="5.717cm"/>
          <chart:axis chart:dimension="x" chart:name="primary-x" chart:style-name="ch4" chartooo:axis-type="auto">
            <chartooo:date-scale/>
            <chart:categories table:cell-range-address="Hoja1.A23:Hoja1.A26"/>
          </chart:axis>
          <chart:axis chart:dimension="y" chart:name="primary-y" chart:style-name="ch5">
            <chart:title svg:x="0.451cm" svg:y="7.119cm" chart:style-name="ch6">
              <text:p>Coeficiente KFLOPT / IOP250T</text:p>
            </chart:title>
            <chart:grid chart:style-name="ch7" chart:class="major"/>
          </chart:axis>
          <chart:series chart:style-name="ch8" chart:values-cell-range-address="Hoja1.B23:Hoja1.B2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cpu; io</text:p>
                <draw:g>
                  <svg:desc>Hoja1.A23:Hoja1.A26</svg:desc>
                </draw:g>
              </table:table-cell>
              <table:table-cell office:value-type="float" office:value="0.019">
                <text:p>0.019</text:p>
                <draw:g>
                  <svg:desc>Hoja1.B23:Hoja1.B26</svg:desc>
                </draw:g>
              </table:table-cell>
            </table:table-row>
            <table:table-row>
              <table:table-cell office:value-type="string">
                <text:p>cpu 2, io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cpu, io 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cpu 2, io 2</text:p>
              </table:table-cell>
              <table:table-cell office:value-type="float" office:value="0.044">
                <text:p>0.0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